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6bab" officeooo:paragraph-rsid="00136bab"/>
    </style:style>
    <style:style style:name="P2" style:family="paragraph" style:parent-style-name="Standard">
      <style:text-properties officeooo:paragraph-rsid="00136b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ll Permutations of a string in lexicographical order without using recursion</text:h>
      <text:p text:style-name="Standard"/>
      <text:p text:style-name="P1">Using itertools permutation fn</text:p>
      <text:p text:style-name="P1"/>
      <text:p text:style-name="P1">from itertools import permutations</text:p>
      <text:p text:style-name="P1"/>
      <text:p text:style-name="P1">def lexicographical_permutation(str):</text:p>
      <text:p text:style-name="P1"><text:tab/>perm = sorted(''.join(chars) for chars in permutations(str))</text:p>
      <text:p text:style-name="P1"><text:tab/>for x in perm:</text:p>
      <text:p text:style-name="P1"><text:tab/><text:tab/>print(x)</text:p>
      <text:p text:style-name="P2"><text:tab/><text:tab/></text:p>
      <text:p text:style-name="P1">str ='abc'</text:p>
      <text:p text:style-name="P1">lexicographical_permutation(str)</text:p>
      <text:p text:style-name="P1"/>
      <text:p text:style-name="P1">without using itertools :</text:p>
      <text:p text:style-name="P1"/>
      <text:p text:style-name="P1">kwy point --- its mathematically n!. So <text:s/>algorithmically keep one letter fixed and iterate over the rest by swapping ith with i-1th. Make sure the list is sorted</text:p>
      <text:p text:style-name="P1"/>
      <text:p text:style-name="P1"># import library</text:p>
      <text:p text:style-name="P1">from math import factorial</text:p>
      <text:p text:style-name="P1"><text:tab/></text:p>
      <text:p text:style-name="P1">def lexicographical_permutations(str):</text:p>
      <text:p text:style-name="P1"><text:tab/></text:p>
      <text:p text:style-name="P1"><text:tab/># there are going to be n ! permutations where n = len(seq)</text:p>
      <text:p text:style-name="P1"><text:tab/>for p in range(factorial(len(str))):<text:tab/><text:tab/></text:p>
      <text:p text:style-name="P1"><text:tab/><text:tab/>print(''.join(str))</text:p>
      <text:p text:style-name="P1"><text:tab/></text:p>
      <text:p text:style-name="P1"><text:tab/><text:tab/>i = len(str) - 1</text:p>
      <text:p text:style-name="P1"><text:tab/><text:tab/></text:p>
      <text:p text:style-name="P1"><text:tab/><text:tab/># find i such that str[i:] is the largest sequence with</text:p>
      <text:p text:style-name="P1"><text:tab/><text:tab/># elements in descending lexicographic order</text:p>
      <text:p text:style-name="P1"><text:tab/><text:tab/>while i &gt; 0 and str[i-1] &gt; str[i]:<text:tab/></text:p>
      <text:p text:style-name="P1"><text:tab/><text:tab/><text:tab/>i -= 1</text:p>
      <text:p text:style-name="P1"><text:tab/></text:p>
      <text:p text:style-name="P1"><text:tab/><text:tab/># reverse str[i:]</text:p>
      <text:p text:style-name="P1"><text:tab/><text:tab/>str[i:] = reversed(str[i:])</text:p>
      <text:p text:style-name="P1"><text:tab/><text:tab/></text:p>
      <text:p text:style-name="P1"><text:tab/></text:p>
      <text:p text:style-name="P1"><text:tab/><text:tab/>if i &gt; 0:</text:p>
      <text:p text:style-name="P1"><text:tab/><text:tab/><text:tab/></text:p>
      <text:p text:style-name="P1"><text:tab/><text:tab/><text:tab/>q = i</text:p>
      <text:p text:style-name="P1"><text:tab/><text:tab/><text:tab/># find q such that str[q] is the smallest element</text:p>
      <text:p text:style-name="P1"><text:tab/><text:tab/><text:tab/># in str[p:] such that str[q] &gt; str[i - 1]</text:p>
      <text:p text:style-name="P1"><text:tab/><text:tab/><text:tab/>while str[i-1] &gt; str[q]:</text:p>
      <text:p text:style-name="P1"><text:tab/><text:tab/><text:tab/><text:tab/>q += 1</text:p>
      <text:p text:style-name="P1"><text:tab/><text:tab/><text:tab/></text:p>
      <text:p text:style-name="P1"><text:tab/><text:tab/><text:tab/># swap str[i - 1] and str[q]</text:p>
      <text:p text:style-name="P1"><text:soft-page-break/><text:tab/><text:tab/><text:tab/>temp = str[i-1]</text:p>
      <text:p text:style-name="P1"><text:tab/><text:tab/><text:tab/>str[i-1]= str[q]</text:p>
      <text:p text:style-name="P1"><text:tab/><text:tab/><text:tab/>str[q]= temp</text:p>
      <text:p text:style-name="P1"><text:tab/><text:tab/><text:tab/></text:p>
      <text:p text:style-name="P1"><text:tab/></text:p>
      <text:p text:style-name="P1">s = 'abcd'</text:p>
      <text:p text:style-name="P1">s = list(s)</text:p>
      <text:p text:style-name="P1">s.sort()</text:p>
      <text:p text:style-name="P1">lexicographical_permutations(s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9T22:37:39.472275845</meta:creation-date>
    <dc:date>2021-07-19T22:45:56.086211172</dc:date>
    <meta:editing-duration>PT8M21S</meta:editing-duration>
    <meta:editing-cycles>1</meta:editing-cycles>
    <meta:document-statistic meta:table-count="0" meta:image-count="0" meta:object-count="0" meta:page-count="2" meta:paragraph-count="50" meta:word-count="190" meta:character-count="1224" meta:non-whitespace-character-count="994"/>
    <meta:generator>LibreOffice/6.4.7.2$Linux_X86_64 LibreOffice_project/40$Build-2</meta:generator>
  </office:meta>
</office:document-meta>
</file>